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A91B5479AA6ECAE.png" manifest:media-type="image/png"/>
  <manifest:file-entry manifest:full-path="Pictures/10000000000005560000030041DC906F0FCC69AE.png" manifest:media-type="image/png"/>
  <manifest:file-entry manifest:full-path="Pictures/1000000000000556000003008F543DB5F98D48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481" officeooo:paragraph-rsid="000e24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9.557cm" draw:z-index="0"><draw:image xlink:href="Pictures/1000000000000556000003008F543DB5F98D48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9.557cm" draw:z-index="1"><draw:image xlink:href="Pictures/10000000000005560000030041DC906F0FCC69AE.png" xlink:type="simple" xlink:show="embed" xlink:actuate="onLoad"/></draw:frame></text:p>
      <text:p text:style-name="P1"><text:soft-page-break/></text:p>
      <text:p text:style-name="P1"/>
      <text:p text:style-name="P1"><draw:frame draw:style-name="fr1" draw:name="Image3" text:anchor-type="paragraph" svg:width="17cm" svg:height="9.557cm" draw:z-index="2"><draw:image xlink:href="Pictures/1000000000000556000003000A91B5479AA6EC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7:39:33.764047213</meta:creation-date>
    <dc:date>2017-03-04T17:41:08.750690966</dc:date>
    <meta:editing-duration>PT1M3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